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06930e"/>
    </style:style>
    <style:style style:name="P3" style:family="paragraph" style:parent-style-name="Standard">
      <style:text-properties officeooo:paragraph-rsid="001a2a9b"/>
    </style:style>
    <style:style style:name="P4" style:family="paragraph" style:parent-style-name="Standard">
      <style:text-properties officeooo:paragraph-rsid="001cbd1c"/>
    </style:style>
    <style:style style:name="P5" style:family="paragraph" style:parent-style-name="Standard">
      <style:text-properties officeooo:paragraph-rsid="003a8765"/>
    </style:style>
    <style:style style:name="P6" style:family="paragraph" style:parent-style-name="Standard">
      <style:text-properties officeooo:paragraph-rsid="00448c68"/>
    </style:style>
    <style:style style:name="P7" style:family="paragraph" style:parent-style-name="Standard">
      <style:text-properties officeooo:paragraph-rsid="004918e1"/>
    </style:style>
    <style:style style:name="P8" style:family="paragraph" style:parent-style-name="Text_20_body">
      <style:paragraph-properties fo:margin-top="0in" fo:margin-bottom="0in" loext:contextual-spacing="false" fo:line-height="100%"/>
    </style:style>
    <style:style style:name="T1" style:family="text">
      <style:text-properties officeooo:rsid="000585a1"/>
    </style:style>
    <style:style style:name="T2" style:family="text">
      <style:text-properties officeooo:rsid="0006930e"/>
    </style:style>
    <style:style style:name="T3" style:family="text">
      <style:text-properties officeooo:rsid="0022597f"/>
    </style:style>
    <style:style style:name="T4" style:family="text">
      <style:text-properties officeooo:rsid="0022a668"/>
    </style:style>
    <style:style style:name="T5" style:family="text">
      <style:text-properties officeooo:rsid="00240362"/>
    </style:style>
    <style:style style:name="T6" style:family="text">
      <style:text-properties officeooo:rsid="0027dec3"/>
    </style:style>
    <style:style style:name="T7" style:family="text">
      <style:text-properties officeooo:rsid="002855e8"/>
    </style:style>
    <style:style style:name="T8" style:family="text">
      <style:text-properties officeooo:rsid="002bf257"/>
    </style:style>
    <style:style style:name="T9" style:family="text">
      <style:text-properties officeooo:rsid="002caafb"/>
    </style:style>
    <style:style style:name="T10" style:family="text">
      <style:text-properties officeooo:rsid="0035b317"/>
    </style:style>
    <style:style style:name="T11" style:family="text">
      <style:text-properties officeooo:rsid="003a8765"/>
    </style:style>
    <style:style style:name="T12" style:family="text">
      <style:text-properties officeooo:rsid="003c7b6d"/>
    </style:style>
    <style:style style:name="T13" style:family="text">
      <style:text-properties officeooo:rsid="003c86e6"/>
    </style:style>
    <style:style style:name="T14" style:family="text">
      <style:text-properties officeooo:rsid="00413bc8"/>
    </style:style>
    <style:style style:name="T15" style:family="text">
      <style:text-properties officeooo:rsid="004918e1"/>
    </style:style>
    <style:style style:name="T16" style:family="text">
      <style:text-properties officeooo:rsid="004affce"/>
    </style:style>
    <style:style style:name="T17" style:family="text">
      <style:text-properties style:font-name="FreeMono" officeooo:rsid="004affce"/>
    </style:style>
    <style:style style:name="T18" style:family="text">
      <style:text-properties officeooo:rsid="004ca5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Bogotá</text:span>, <text:span text:style-name="T15">April</text:span><text:span text:style-name="T11"> </text:span><text:span text:style-name="T16">05</text:span><text:span text:style-name="T11"> </text:span>202<text:span text:style-name="T11">1</text:span></text:p>
      <text:p text:style-name="Standard"/>
      <text:p text:style-name="Standard"/>
      <text:p text:style-name="Standard">Dear Editorial Board,</text:p>
      <text:p text:style-name="Standard"/>
      <text:p text:style-name="Standard"/>
      <text:p text:style-name="P2">We would like to submit our manuscript entitled “<text:span text:style-name="T17">pfoldred</text:span><text:span text:style-name="T16">: </text:span>A fast parallel algorithm to reduce protein folding trajectories” for consideration for publication as a <text:span text:style-name="T2">Software article </text:span>in <text:span text:style-name="T2">Algorithms for Molecular Biology</text:span>.</text:p>
      <text:p text:style-name="P2"/>
      <text:p text:style-name="P5">Protein folding simulations have experienced substantial progress in recent years <text:span text:style-name="T7">thanks to advances in software and hardware</text:span>. <text:span text:style-name="T6">At present, they can be run using d</text:span>iverse technologies<text:span text:style-name="T5">, from low-cost general-purpose GPUs to specially designed supercomputers. Now, it is possible to simulate many more proteins, and to generate very long trajectories, reaching the microsecond timescale</text:span>. However, the analysis of <text:span text:style-name="T10">these </text:span>trajectories is complicated, and tools are <text:span text:style-name="T10">needed </text:span>to simplify them <text:span text:style-name="T13">in a way that</text:span> both the main events and the temporal order in which they occur are preserved.</text:p>
      <text:p text:style-name="Standard"/>
      <text:p text:style-name="P7">We present an algorithm <text:span text:style-name="T16">and its implementation, called </text:span><text:span text:style-name="T17">pfoldred</text:span><text:span text:style-name="T16">, which</text:span> reduce<text:span text:style-name="T16">s</text:span> long protein-folding trajectories in a fast and parallel <text:span text:style-name="T12">manner</text:span>. <text:span text:style-name="T8">Our </text:span>strategy <text:span text:style-name="T12">takes advantage</text:span> <text:span text:style-name="T14">of </text:span>the temporal order of conformations to compare them locally, avoiding an all-versus-all comparison. <text:span text:style-name="T17">pfoldred</text:span> reduces a trajectory by a high percentage, preserving both the patterns and the structure <text:span text:style-name="T9">observed in the original trajectory. In addition, its performance is close to that of other efficient reduction techniques, and there </text:span><text:span text:style-name="T15">gets better when </text:span><text:span text:style-name="T9">more than one </text:span><text:span text:style-name="T15">core are used</text:span><text:span text:style-name="T9">. </text:span></text:p>
      <text:p text:style-name="P4"/>
      <text:p text:style-name="P6">Today, long simulations with millions of protein conformations are increasingly feasible. <text:span text:style-name="T15">H</text:span>andling and analysis is facilitated if the resulting trajectories are reduced without losing their most important features, while preserving their temporal order. Therefore, we believe that <text:span text:style-name="T17">pfoldred</text:span> will be able to support the work of the scientific community using simulations to study protein folding and interaction.</text:p>
      <text:p text:style-name="P3"/>
      <text:p text:style-name="P8">Each of the authors confirms that this manuscript has not been previously published and is not currently</text:p>
      <text:p text:style-name="P8">under consideration by any other journal. Additionally, all authors have approved the contents of this <text:span text:style-name="T3">manuscript</text:span> and have agreed to the <text:span text:style-name="T4">journal</text:span>‘s submission policies.</text:p>
      <text:p text:style-name="P8"/>
      <text:p text:style-name="P8">We are confident that our work will be of interest to your journal.</text:p>
      <text:p text:style-name="P8"/>
      <text:p text:style-name="P8">Thank you in advance for your consideration,</text:p>
      <text:p text:style-name="P8"/>
      <text:p text:style-name="P8">Best regards.</text:p>
      <text:p text:style-name="P8"/>
      <text:p text:style-name="P8">Luis Garreta</text:p>
      <text:p text:style-name="P8">Mauricio Martinez</text:p>
      <text:p text:style-name="P8">Néstor Dı́az</text:p>
      <text:p text:style-name="P8">Pedro A Moreno</text:p>
      <text:p text:style-name="P8"/>
      <text:p text:style-name="P8">ps. for any additional details, please contact the corresponding autor Pedro A. Moreno</text:p>
      <text:p text:style-name="P8">(pedro.moreno@correounivalle.edu.c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8:35:40.956419756</meta:creation-date>
    <dc:date>2021-04-05T18:45:19.935770886</dc:date>
    <meta:editing-duration>PT5H24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349" meta:character-count="2369" meta:non-whitespace-character-count="2036"/>
  </office:meta>
</office:document-meta>
</file>